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CounterRequestProcessorAspect.process( RequestProcessorAspect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ctionCounterRequestProcessorAspect.setParameterNam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